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TRICIO SILVESTRE DOR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002092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16277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TRICIO SILVESTRE DOR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8002092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16277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>6044475</text:p>
          </table:table-cell>
          <table:table-cell table:style-name="Tabla2.D3" office:value-type="string">
            <text:p text:style-name="P23">1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6T23:22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